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9214" officeooo:paragraph-rsid="000492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11:16:13.947616847</meta:creation-date>
    <dc:date>2022-02-14T11:16:32.151809360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6.4.7.2$Linux_X86_64 LibreOffice_project/40$Build-2</meta:generator>
  </office:meta>
</office:document-meta>
</file>